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10f9a2" officeooo:paragraph-rsid="0010f9a2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3pt" fo:font-style="normal" style:text-underline-style="none" fo:font-weight="normal" officeooo:rsid="0010f9a2" officeooo:paragraph-rsid="0010f9a2" style:font-size-asian="11.3500003814697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3pt" fo:font-style="normal" style:text-underline-style="none" fo:font-weight="normal" officeooo:rsid="0010f9a2" officeooo:paragraph-rsid="00125d03" style:font-size-asian="11.3500003814697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3pt" fo:font-style="normal" style:text-underline-style="none" fo:font-weight="normal" officeooo:rsid="0010f9a2" officeooo:paragraph-rsid="0010f9a2" style:font-size-asian="11.3500003814697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 style:list-style-name="L2">
      <style:paragraph-properties fo:text-align="justify" style:justify-single-word="false"/>
      <style:text-properties fo:font-size="13pt" fo:font-style="normal" style:text-underline-style="none" fo:font-weight="normal" officeooo:rsid="0010f9a2" officeooo:paragraph-rsid="0010f9a2" style:font-size-asian="11.3500003814697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 style:list-style-name="L3">
      <style:paragraph-properties fo:text-align="justify" style:justify-single-word="false"/>
      <style:text-properties fo:font-size="13pt" fo:font-style="normal" style:text-underline-style="none" fo:font-weight="normal" officeooo:rsid="0010f9a2" officeooo:paragraph-rsid="0010f9a2" style:font-size-asian="11.3500003814697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3pt" fo:font-style="normal" style:text-underline-style="solid" style:text-underline-width="auto" style:text-underline-color="font-color" fo:font-weight="normal" officeooo:rsid="0010f9a2" officeooo:paragraph-rsid="0010f9a2" style:font-size-asian="11.3500003814697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10f9a2" officeooo:paragraph-rsid="0010f9a2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12cb4a" officeooo:paragraph-rsid="0012cb4a" style:font-size-asian="20pt" style:font-style-asian="italic" style:font-weight-asian="bold" style:font-size-complex="20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10f9a2" officeooo:paragraph-rsid="0010f9a2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2cb4a"/>
    </style:style>
    <style:style style:name="T2" style:family="text">
      <style:text-properties fo:font-size="13pt" officeooo:rsid="0012cb4a" style:font-size-asian="11.3500003814697pt" style:font-size-complex="1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áctica 4: Bomba</text:p>
      <text:p text:style-name="P9"/>
      <text:p text:style-name="P1"><text:tab/><text:span text:style-name="T2">contraseña:hplaryos</text:span></text:p>
      <text:p text:style-name="P1"><text:span text:style-name="T2"><text:tab/>pincode:2789</text:span></text:p>
      <text:p text:style-name="P1"><text:tab/></text:p>
      <text:list xml:id="list4078148046" text:style-name="L1">
        <text:list-item>
          <text:p text:style-name="P4">Resolución de la contraseña:</text:p>
          <text:p text:style-name="P4"/>
        </text:list-item>
      </text:list>
      <text:p text:style-name="P2">Iniciar la ejecución con br*main y entonces observas que hay un bucle usando password y metiendo en otra variable(variable del main) el valor final de password y al seguir la estructura del main llegas a la conclusión de que va desde el final de password hasta el inicio y lo mete en otra variable con la que compara lo que has introducido, comparando entonces con la variable puesta del revés.</text:p>
      <text:p text:style-name="P7"/>
      <text:list xml:id="list676838666" text:style-name="L2">
        <text:list-item>
          <text:p text:style-name="P5">Resolución del pin:</text:p>
        </text:list-item>
      </text:list>
      <text:p text:style-name="P2"/>
      <text:p text:style-name="P2">Pones un br*main+273 que es donde te pide introducir el pin y sigues la ejecución con ni, observas que estas dentro de un bucle que va hasta la 4 iteración y lo que hace dentro es sumarle al valor del pin introducido por el usuario($rsp+0x0c), ves que br *main+336 es despues de ese bucle y ahora si, al imprimir $rsp+0x0c tienes el valor del pin tras sumarle dentro de un bucle el indice desde 0 hasta 4.</text:p>
      <text:p text:style-name="P2"/>
      <text:list xml:id="list3494302006" text:style-name="L3">
        <text:list-item>
          <text:p text:style-name="P6">Pasos que he seguido con el archivo de bomba-gdb.gdb:</text:p>
        </text:list-item>
      </text:list>
      <text:p text:style-name="P2"/>
      <text:p text:style-name="P2">layout asm</text:p>
      <text:p text:style-name="P2">layout regs</text:p>
      <text:p text:style-name="P3">run &lt; &lt;(echo -e hplaryos\\n2809\\n)</text:p>
      <text:p text:style-name="P2">br *main<text:tab/>#observas que hay un bucle usando password y metiendo en otra #variable</text:p>
      <text:p text:style-name="P2">cont</text:p>
      <text:p text:style-name="P2">br *main+67<text:tab/>#sale del for y compara strcmp con otra variable que no es password</text:p>
      <text:p text:style-name="P2">cont</text:p>
      <text:p text:style-name="P2">br *main+138</text:p>
      <text:p text:style-name="P2">info regs</text:p>
      <text:p text:style-name="P2">p(char*) $rsi<text:tab/>#tenemos la contraseña</text:p>
      <text:p text:style-name="P2">set $rdi="hplaryos"<text:tab/></text:p>
      <text:p text:style-name="P2">br *main+273<text:tab/>#te pide introducir el pin</text:p>
      <text:p text:style-name="P2">cont</text:p>
      <text:p text:style-name="P2">br <text:s/>*main+336<text:tab/>#despues del bucle de sumarle a la contraseña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3:00:33.211207867</meta:creation-date>
    <dc:date>2019-11-15T13:46:06.812363167</dc:date>
    <meta:editing-duration>PT2M2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241" meta:character-count="1356" meta:non-whitespace-character-count="1136"/>
  </office:meta>
</office:document-meta>
</file>